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d1917" officeooo:paragraph-rsid="001d1917" style:font-weight-asian="bold" style:font-weight-complex="bold"/>
    </style:style>
    <style:style style:name="P2" style:family="paragraph" style:parent-style-name="Standard">
      <style:text-properties fo:font-weight="normal" officeooo:rsid="001d1917" officeooo:paragraph-rsid="001d1917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1d1917" officeooo:paragraph-rsid="001d1917" style:font-weight-asian="normal" style:font-weight-complex="normal"/>
    </style:style>
    <style:style style:name="T1" style:family="text">
      <style:text-properties officeooo:rsid="001e26e5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ML</text:p>
      <text:p text:style-name="P2">UML composed by Views.</text:p>
      <text:list xml:id="list3607756852" text:style-name="L1">
        <text:list-item>
          <text:p text:style-name="P3">Use case view (it is used represent user requirements)</text:p>
        </text:list-item>
        <text:list-item>
          <text:p text:style-name="P3">Logical view (class diagram, object diagram, state machines diagrams ….) it represent system parts.</text:p>
        </text:list-item>
        <text:list-item>
          <text:p text:style-name="P3">Process view <text:span text:style-name="T1">(it represent what must happened, activities <text:s/>diagrams)</text:span></text:p>
        </text:list-item>
        <text:list-item>
          <text:p text:style-name="P3">Physical View <text:span text:style-name="T1">(how abstract objects mapped in the system?)</text:span></text:p>
        </text:list-item>
        <text:list-item>
          <text:p text:style-name="P3">Development View <text:span text:style-name="T1">(how are my components organized?)</text:span>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2T09:35:22.461961460</meta:creation-date>
    <meta:generator>LibreOffice/7.3.2.2$Linux_X86_64 LibreOffice_project/454130fadb9a820d3728b86ccb63c8f359d70528</meta:generator>
    <dc:date>2022-04-12T09:52:03.085789652</dc:date>
    <meta:editing-duration>PT6M23S</meta:editing-duration>
    <meta:editing-cycles>1</meta:editing-cycles>
    <meta:document-statistic meta:table-count="0" meta:image-count="0" meta:object-count="0" meta:page-count="1" meta:paragraph-count="7" meta:word-count="58" meta:character-count="360" meta:non-whitespace-character-count="313"/>
  </office:meta>
</office:document-meta>
</file>